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d2e0" officeooo:paragraph-rsid="000bd2e0"/>
    </style:style>
    <style:style style:name="P2" style:family="paragraph" style:parent-style-name="Standard">
      <style:text-properties officeooo:rsid="000c96ce" officeooo:paragraph-rsid="000c96ce"/>
    </style:style>
    <style:style style:name="P3" style:family="paragraph" style:parent-style-name="Standard">
      <style:text-properties fo:font-weight="bold" officeooo:rsid="000c96ce" officeooo:paragraph-rsid="000c96ce" style:font-weight-asian="bold" style:font-weight-complex="bold"/>
    </style:style>
    <style:style style:name="P4" style:family="paragraph" style:parent-style-name="Standard">
      <style:text-properties fo:font-weight="bold" officeooo:rsid="00118ecc" officeooo:paragraph-rsid="00118ecc" style:font-weight-asian="bold" style:font-weight-complex="bold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bd2e0" officeooo:paragraph-rsid="000bd2e0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c96ce" officeooo:paragraph-rsid="000c96ce" style:font-weight-asian="bold" style:font-weight-complex="bold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18ecc" officeooo:paragraph-rsid="00118ec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ET FROM ARRAY</text:p>
      <text:p text:style-name="P1">#include&lt;stdio.h&gt;</text:p>
      <text:p text:style-name="P1">int main()</text:p>
      <text:p text:style-name="P1">{</text:p>
      <text:p text:style-name="P1">int n;</text:p>
      <text:p text:style-name="P1">printf("Size of array");</text:p>
      <text:p text:style-name="P1">scanf("%d",&amp;n);</text:p>
      <text:p text:style-name="P1">int a[n];</text:p>
      <text:p text:style-name="P1">printf("Enter array");</text:p>
      <text:p text:style-name="P1">for(int i=0;i&lt;n;i++)</text:p>
      <text:p text:style-name="P1">scanf("%d",&amp;a[i]);</text:p>
      <text:p text:style-name="P1">int no;</text:p>
      <text:p text:style-name="P1">printf("ENter number");</text:p>
      <text:p text:style-name="P1">scanf("%d",&amp;no);</text:p>
      <text:p text:style-name="P1">for(int i=0;i&lt;n;i++)</text:p>
      <text:p text:style-name="P1">{</text:p>
      <text:p text:style-name="P1">if(a[i]==no)</text:p>
      <text:p text:style-name="P1">{</text:p>
      <text:p text:style-name="P1">for(int j=i;j&lt;n-1;j++)</text:p>
      <text:p text:style-name="P1">a[j]=a[j+1];</text:p>
      <text:p text:style-name="P1">}</text:p>
      <text:p text:style-name="P1">}</text:p>
      <text:p text:style-name="P1">for(int i=0;i&lt;n-1;i++)</text:p>
      <text:p text:style-name="P1">printf("%d,",a[i]);</text:p>
      <text:p text:style-name="P1">return 0;</text:p>
      <text:p text:style-name="P1">}</text:p>
      <text:p text:style-name="P5"/>
      <text:p text:style-name="P1"/>
      <text:p text:style-name="P1"/>
      <text:p text:style-name="P1"/>
      <text:p text:style-name="P1"/>
      <text:p text:style-name="P2">WAP TO FIND A NUMBER IN ARRAY</text:p>
      <text:p text:style-name="P2"/>
      <text:p text:style-name="P3">#include&lt;stdio.h&gt;</text:p>
      <text:p text:style-name="P3">int main()</text:p>
      <text:p text:style-name="P3">{</text:p>
      <text:p text:style-name="P3">int n,ct=0;</text:p>
      <text:p text:style-name="P3">printf("Size of array");</text:p>
      <text:p text:style-name="P3">scanf("%d",&amp;n);</text:p>
      <text:p text:style-name="P3">int a[n];</text:p>
      <text:p text:style-name="P3">printf("Enter array\n");</text:p>
      <text:p text:style-name="P3">for(int i=0;i&lt;n;i++)</text:p>
      <text:p text:style-name="P3">scanf("%d",&amp;a[i]);</text:p>
      <text:p text:style-name="P3">int no;</text:p>
      <text:p text:style-name="P3">printf("ENter number");</text:p>
      <text:p text:style-name="P3">scanf("%d",&amp;no);</text:p>
      <text:p text:style-name="P3">for(int i=0;i&lt;n;i++)</text:p>
      <text:p text:style-name="P3">{</text:p>
      <text:p text:style-name="P3"><text:s text:c="4"/>if (a[i]==no)</text:p>
      <text:p text:style-name="P3"><text:s text:c="4"/>{</text:p>
      <text:p text:style-name="P3"><text:s text:c="7"/>printf("Position is:%d\n",i+1);</text:p>
      <text:p text:style-name="P3"><text:s text:c="7"/>ct=ct+1;</text:p>
      <text:p text:style-name="P3"><text:s text:c="7"/>break;</text:p>
      <text:p text:style-name="P3"><text:s text:c="4"/>}</text:p>
      <text:p text:style-name="P3">}</text:p>
      <text:p text:style-name="P3">if(ct==0)</text:p>
      <text:p text:style-name="P3">printf("not found");</text:p>
      <text:p text:style-name="P3"><text:soft-page-break/>return 0;</text:p>
      <text:p text:style-name="P6">}</text:p>
      <text:p text:style-name="P3"/>
      <text:p text:style-name="P3"/>
      <text:p text:style-name="P4">WAP to rotate an array</text:p>
      <text:p text:style-name="P4"/>
      <text:p text:style-name="P4">int main()</text:p>
      <text:p text:style-name="P4">{</text:p>
      <text:p text:style-name="P4">int n,ct=0;</text:p>
      <text:p text:style-name="P4">printf("Size of array");</text:p>
      <text:p text:style-name="P4">scanf("%d",&amp;n);</text:p>
      <text:p text:style-name="P4">int a[n];</text:p>
      <text:p text:style-name="P4">printf("Enter array\n");</text:p>
      <text:p text:style-name="P4">for(int i=0;i&lt;n;i++)</text:p>
      <text:p text:style-name="P4">scanf("%d",&amp;a[i]);</text:p>
      <text:p text:style-name="P4">int no;</text:p>
      <text:p text:style-name="P4">printf("ENter number of rotation");</text:p>
      <text:p text:style-name="P4">scanf("%d",&amp;no);</text:p>
      <text:p text:style-name="P4">int x;</text:p>
      <text:p text:style-name="P4">for(int i=0;i&lt;no;i++)</text:p>
      <text:p text:style-name="P4">{</text:p>
      <text:p text:style-name="P4">x=a[0];</text:p>
      <text:p text:style-name="P4">for(int j=0;j&lt;n;j++)</text:p>
      <text:p text:style-name="P4">a[j-1]=a[j];</text:p>
      <text:p text:style-name="P4">a[n-1]=x;</text:p>
      <text:p text:style-name="P4">}</text:p>
      <text:p text:style-name="P4">printf("rotated array is:");</text:p>
      <text:p text:style-name="P4">for(int i=0;i&lt;n;i++)</text:p>
      <text:p text:style-name="P4">printf("%d,",a[i]);</text:p>
      <text:p text:style-name="P4">return 0;</text:p>
      <text:p text:style-name="P7">}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4:35:44.524137739</meta:creation-date>
    <dc:date>2022-12-01T15:59:44.925706461</dc:date>
    <meta:editing-duration>PT2M38S</meta:editing-duration>
    <meta:editing-cycles>1</meta:editing-cycles>
    <meta:document-statistic meta:table-count="0" meta:image-count="0" meta:object-count="0" meta:page-count="2" meta:paragraph-count="79" meta:word-count="136" meta:character-count="1069" meta:non-whitespace-character-count="979"/>
    <meta:generator>LibreOffice/6.0.3.2$Linux_X86_64 LibreOffice_project/00m0$Build-2</meta:generator>
  </office:meta>
</office:document-meta>
</file>